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c8e7e" officeooo:paragraph-rsid="001c8e7e"/>
    </style:style>
    <style:style style:name="P2" style:family="paragraph" style:parent-style-name="Text_20_body">
      <style:text-properties officeooo:rsid="001cfe88" officeooo:paragraph-rsid="001c8e7e"/>
    </style:style>
    <style:style style:name="P3" style:family="paragraph" style:parent-style-name="Frame_20_contents">
      <style:text-properties officeooo:rsid="0028c833" officeooo:paragraph-rsid="0028c833"/>
    </style:style>
    <style:style style:name="P4" style:family="paragraph" style:parent-style-name="Heading_20_2">
      <style:text-properties officeooo:rsid="002273ea" officeooo:paragraph-rsid="002273ea"/>
    </style:style>
    <style:style style:name="P5" style:family="paragraph" style:parent-style-name="Heading_20_2">
      <style:paragraph-properties fo:break-before="page"/>
      <style:text-properties officeooo:rsid="00246ef6" officeooo:paragraph-rsid="00246ef6"/>
    </style:style>
    <style:style style:name="P6" style:family="paragraph">
      <style:paragraph-properties fo:text-align="center"/>
    </style:style>
    <style:style style:name="T1" style:family="text">
      <style:text-properties officeooo:rsid="001cfe88"/>
    </style:style>
    <style:style style:name="T2" style:family="text">
      <style:text-properties officeooo:rsid="002273ea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Heading</text:h>
      <text:p text:style-name="P1">Let's <text:span text:style-name="T1">have text; we need to be able to select the text inside the shape, but also the various </text:span>individual <text:span text:style-name="T2">ones</text:span> too:</text:p>
      <text:p text:style-name="P1"><draw:rect text:anchor-type="paragraph" draw:z-index="0" draw:style-name="gr1" draw:text-style-name="P6" svg:width="7.33cm" svg:height="3.017cm" svg:x="0.258cm" svg:y="0.619cm"><text:p text:style-name="P6">This shape has some text inside,<text:line-break/>it is supposed to be selectable shape too.</text:p></draw:rect></text:p>
      <text:p text:style-name="P1"/>
      <text:p text:style-name="P1"/>
      <text:p text:style-name="P1"/>
      <text:p text:style-name="P2"/>
      <text:h text:style-name="Heading_20_1" text:outline-level="1"><draw:frame draw:style-name="fr1" draw:name="Frame1" text:anchor-type="paragraph" svg:x="6.124cm" svg:y="4.059cm" svg:width="5.38cm" draw:z-index="1"><draw:text-box fo:min-height="5.281cm"><text:p text:style-name="P3">TextFrame</text:p></draw:text-box></draw:frame>And this is all for Writer <text:span text:style-name="T2">shape objects</text:span></text:h>
      <text:h text:style-name="P5" text:outline-level="2">Heading on second pag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Purple" draw:display-name="Tango Purple" draw:style="linear" draw:start-color="#ad7fa8" draw:end-color="#5c356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4-10-06T18:58:31.967828279</meta:creation-date>
    <dc:date>2015-06-02T15:24:08.361823322</dc:date>
    <dc:creator>Miklos Vajna</dc:creator>
    <meta:editing-duration>PT22M26S</meta:editing-duration>
    <meta:editing-cycles>14</meta:editing-cycles>
    <meta:generator>LibreOfficeDev/5.1.0.0.alpha1$Linux_X86_64 LibreOffice_project/1edc12086143e035e870f08c6cf46f04c41107e9</meta:generator>
    <meta:document-statistic meta:table-count="0" meta:image-count="0" meta:object-count="0" meta:page-count="2" meta:paragraph-count="5" meta:word-count="36" meta:character-count="192" meta:non-whitespace-character-count="161"/>
  </office:meta>
</office:document-meta>
</file>